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C's Legends of Tomorrow</text:p>
      <text:p text:style-name="P1">(Spec-Script)</text:p>
      <text:p text:style-name="P1">The Prince</text:p>
      <text:p text:style-name="P1"/>
      <text:p text:style-name="P1"/>
      <text:p text:style-name="P2"/>
      <text:p text:style-name="P2">OPEN</text:p>
      <text:p text:style-name="P2"/>
      <text:p text:style-name="P2">WAVERIDER FLYS THROUGH TEMPORAL ZONE</text:p>
      <text:p text:style-name="P2"/>
      <text:p text:style-name="P2">Int. Waverider bridge</text:p>
      <text:p text:style-name="P2"/>
      <text:p text:style-name="P2">SARAH piloting the ship while RAY and JAX are standing around Gideon waiting for an update. <text:s/>There is a grim look among them, RAY is not saying a word, uncharacteristic for him. <text:s/>STEIN walks into the room with a bright mood.</text:p>
      <text:p text:style-name="P2"/>
      <text:p text:style-name="P1">Stein</text:p>
      <text:p text:style-name="P1">Good Morning Jefferson, Dr. Palmer</text:p>
      <text:p text:style-name="P1"/>
      <text:p text:style-name="P1">Jax</text:p>
      <text:p text:style-name="P1">What's up Grey?</text:p>
      <text:p text:style-name="P1"/>
      <text:p text:style-name="P1">Stein</text:p>
      <text:p text:style-name="P1">I was thinking of a new theory, towards dimembering Firestorm...</text:p>
      <text:p text:style-name="P1"/>
      <text:p text:style-name="P1">Jax </text:p>
      <text:p text:style-name="P1">(inturpts)</text:p>
      <text:p text:style-name="P1">Ok, when you say it like that, </text:p>
      <text:p text:style-name="P1">you make it seem like i'm tearing my arms off.</text:p>
      <text:p text:style-name="P1"/>
      <text:p text:style-name="P1">Stein</text:p>
      <text:p text:style-name="P1">Well, in a way, you losing the advantages of my supreme intellect, </text:p>
      <text:p text:style-name="P1">would be the equivalent of losing three, four arms. <text:s/></text:p>
      <text:p text:style-name="P1"/>
      <text:p text:style-name="P1">Jax</text:p>
      <text:p text:style-name="P1">I knew you were going to be like this.</text:p>
      <text:p text:style-name="P1"/>
      <text:p text:style-name="P1">Ray</text:p>
      <text:p text:style-name="P1">What, you had any doubts?</text:p>
      <text:p text:style-name="P1"/>
      <text:p text:style-name="P2">WAVERIDER HIT BY QUAKE</text:p>
      <text:p text:style-name="P2"/>
      <text:p text:style-name="P1">Sarah</text:p>
      <text:p text:style-name="P1">What the hell was that?!</text:p>
      <text:p text:style-name="P1"/>
      <text:p text:style-name="P1">Stein</text:p>
      <text:p text:style-name="P1">It must be a Temporal Quake, </text:p>
      <text:p text:style-name="P1">the results of a cataclismic event in history</text:p>
      <text:p text:style-name="P1"/>
      <text:p text:style-name="P2"><text:soft-page-break/>NATE runs into the bridge with a history book.</text:p>
      <text:p text:style-name="P2"/>
      <text:p text:style-name="P1">Nate</text:p>
      <text:p text:style-name="P1">Guys, you should see this, it's really bad.</text:p>
      <text:p text:style-name="P1"/>
      <text:p text:style-name="P2">LOUD BEEPING</text:p>
      <text:p text:style-name="P2"/>
      <text:p text:style-name="P1">Sarah</text:p>
      <text:p text:style-name="P1">Gideon, what's the damage.</text:p>
      <text:p text:style-name="P1"/>
      <text:p text:style-name="P1">Gideon</text:p>
      <text:p text:style-name="P1">I'm reading a level 7 anachronism, coming from the Renaissance period.</text:p>
      <text:p text:style-name="P1"><text:s/></text:p>
      <text:p text:style-name="P1">Nate</text:p>
      <text:p text:style-name="P1">Well I guess you could call it that.</text:p>
      <text:p text:style-name="P1"/>
      <text:p text:style-name="P1"/>
      <text:p text:style-name="P2">WAVE RIDER TREMORS AGAIN</text:p>
      <text:p text:style-name="P2"/>
      <text:p text:style-name="P1">Jax</text:p>
      <text:p text:style-name="P1">It must have been some kind of screw up for us to be feeling it like this!</text:p>
      <text:p text:style-name="P1"/>
      <text:p text:style-name="P2">AMAYA and ZARI run onto the bridge with RORY stumbling in after them, beer in hand.</text:p>
      <text:p text:style-name="P2"/>
      <text:p text:style-name="P1">Rory</text:p>
      <text:p text:style-name="P1">What's wrong, did I drink too much?</text:p>
      <text:p text:style-name="P1"/>
      <text:p text:style-name="P1">Stien</text:p>
      <text:p text:style-name="P1">Nathanial has discovered an issue with the time line</text:p>
      <text:p text:style-name="P1"/>
      <text:p text:style-name="P1">Rory</text:p>
      <text:p text:style-name="P1">Don't care, wake me up when it's something important.</text:p>
      <text:p text:style-name="P1"/>
      <text:p text:style-name="P1">Nate</text:p>
      <text:p text:style-name="P1">Well that would be now because.....The Borgias got a Tank.</text:p>
      <text:p text:style-name="P1"/>
      <text:p text:style-name="P2">TITLE ROLL</text:p>
      <text:p text:style-name="P2"/>
      <text:p text:style-name="P2">Int. Rip's Office</text:p>
      <text:p text:style-name="P2"/>
      <text:p text:style-name="P2">The legends are now standing around the office, in front of the large screen displaying all the anachronisms. <text:s/></text:p>
      <text:p text:style-name="P2"/>
      <text:p text:style-name="P1">Nate</text:p>
      <text:p text:style-name="P1">In 1492 Rodrigo Borgia wins the office of pope. <text:s/></text:p>
      <text:p text:style-name="P1">Shortly after begins to involve his family in the politics of the vatican.</text:p>
      <text:p text:style-name="P1"/>
      <text:p text:style-name="P1">Rory</text:p>
      <text:p text:style-name="P1">So what, I'm not scared of the pope.</text:p>
      <text:p text:style-name="P1"><text:soft-page-break/></text:p>
      <text:p text:style-name="P1"/>
      <text:p text:style-name="P1">Nate</text:p>
      <text:p text:style-name="P1">It's not the pope that caused the anachronism, it's his son.</text:p>
      <text:p text:style-name="P1"/>
      <text:p text:style-name="P1">Stien</text:p>
      <text:p text:style-name="P1">His son?</text:p>
      <text:p text:style-name="P1"/>
      <text:p text:style-name="P1">Ray</text:p>
      <text:p text:style-name="P1">Cesare....</text:p>
      <text:p text:style-name="P1"/>
      <text:p text:style-name="P2">Everyone looks at RAY oddly, wondering how he knew that. <text:s/></text:p>
      <text:p text:style-name="P2"/>
      <text:p text:style-name="P1">Ray</text:p>
      <text:p text:style-name="P1">What?, I watched the Showtime special. <text:s/></text:p>
      <text:p text:style-name="P1"/>
      <text:p text:style-name="P1">Nate</text:p>
      <text:p text:style-name="P1">Well according to the history books Cesare was able to rebuild the Roman Empire during the 1500's.</text:p>
      <text:p text:style-name="P1"/>
      <text:p text:style-name="P1">Zari</text:p>
      <text:p text:style-name="P1">and how were they able to do that</text:p>
      <text:p text:style-name="P1"/>
      <text:p text:style-name="P2">GIDEON shows picture of a Great War style tank in Renssance Italy. </text:p>
      <text:p text:style-name="P2"/>
      <text:p text:style-name="P1">Nate</text:p>
      <text:p text:style-name="P1">He got his hands on superior technology, nothing that DaVinci made him. </text:p>
      <text:p text:style-name="P1"/>
      <text:p text:style-name="P1">Amaya</text:p>
      <text:p text:style-name="P1">That's a Mark V British Tank, 6 pound gun, reinforced with Steel. <text:s/>There isn't an army in world that could stop that.</text:p>
      <text:p text:style-name="P1"/>
      <text:p text:style-name="P1">Sarah</text:p>
      <text:p text:style-name="P1">Alright, looks like were going to Renaissance Italy.</text:p>
      <text:p text:style-name="P1"/>
      <text:p text:style-name="P2">The Legends get into their seats and Sarah pulls back the throttle and this sends the team to.....</text:p>
      <text:p text:style-name="P2"/>
      <text:p text:style-name="P2">ROMAGNA 1499</text:p>
      <text:p text:style-name="P2"/>
      <text:p text:style-name="P2">Ext. Italian Countryside</text:p>
      <text:p text:style-name="P2"/>
      <text:p text:style-name="P2">WAVERIDER appears in the sky and lands in an open plain. <text:s/></text:p>
      <text:p text:style-name="P2"/>
      <text:p text:style-name="P2">Int. Waverider Bridge</text:p>
      <text:p text:style-name="P2"/>
      <text:p text:style-name="P2">The team all takes off the seat harnesses and stands up preparing for the mission Stien has a chipper look on his face.</text:p>
      <text:p text:style-name="P2"/>
      <text:p text:style-name="P1">Ray</text:p>
      <text:p text:style-name="P1">You seem to be in good spirits professor?</text:p>
      <text:p text:style-name="P1"><text:soft-page-break/>Stien</text:p>
      <text:p text:style-name="P1">In all the years of time travel, </text:p>
      <text:p text:style-name="P1">we have a chance of seeing some of the greatest mind of history, </text:p>
      <text:p text:style-name="P1"/>
      <text:p text:style-name="P1">Jax</text:p>
      <text:p text:style-name="P1">He's just holding out hope of meeting DaVinci. <text:s/></text:p>
      <text:p text:style-name="P1"/>
      <text:p text:style-name="P1">Stein</text:p>
      <text:p text:style-name="P1">Imagine the combined intellect of DaVinci and Myself, </text:p>
      <text:p text:style-name="P1">we could certainly solve the problem with Firestorm.</text:p>
      <text:p text:style-name="P1"/>
      <text:p text:style-name="P1">Jax</text:p>
      <text:p text:style-name="P1">The last time you tried that you brough Issac Newton and Madame Curie</text:p>
      <text:p text:style-name="P1"/>
      <text:p text:style-name="P1">Stien</text:p>
      <text:p text:style-name="P1">Your point Jefferson.</text:p>
      <text:p text:style-name="P1"/>
      <text:p text:style-name="P1">Jax</text:p>
      <text:p text:style-name="P1">The last time you outsourced this, </text:p>
      <text:p text:style-name="P1">Sarah got hit on the head and Curie ate the Pecan pie.</text:p>
      <text:p text:style-name="P1"/>
      <text:p text:style-name="P1">Stien</text:p>
      <text:p text:style-name="P1">Perhaps they were not right for the job,</text:p>
      <text:p text:style-name="P1"/>
      <text:p text:style-name="P1">Ray</text:p>
      <text:p text:style-name="P1">Well whatever the case, I plan on exploring everything Italy has to offer.</text:p>
      <text:p text:style-name="P1"/>
      <text:p text:style-name="P2">Int. Clothing Generator room</text:p>
      <text:p text:style-name="P2"/>
      <text:p text:style-name="P2">The ship is creating a Cardinal's hat and Nate grabs the hat and puts it on to complete his cardinal suit. <text:s/></text:p>
      <text:p text:style-name="P2"/>
      <text:p text:style-name="P1">Rory</text:p>
      <text:p text:style-name="P1">I'm not dressing like that...</text:p>
      <text:p text:style-name="P1"/>
      <text:p text:style-name="P1">Nate</text:p>
      <text:p text:style-name="P1">C'mon, this was the look of the college of cardinals, besides how else are we going to blend in.</text:p>
      <text:p text:style-name="P1"/>
      <text:p text:style-name="P1">Rory</text:p>
      <text:p text:style-name="P1">You look like a pansy...</text:p>
      <text:p text:style-name="P1"/>
      <text:p text:style-name="P1">Sarah</text:p>
      <text:p text:style-name="P1">Knock it off Rory, we have a job to do</text:p>
      <text:p text:style-name="P1"/>
      <text:p text:style-name="P1">Nate</text:p>
      <text:p text:style-name="P1">Yeah Mick....which is?</text:p>
      <text:p text:style-name="P1"/>
      <text:p text:style-name="P1">Sarah</text:p>
      <text:p text:style-name="P1">Locating this Tank and getting out of the hands of the Borgias.</text:p>
      <text:p text:style-name="P1"/>
      <text:p text:style-name="P1"><text:soft-page-break/>Rory </text:p>
      <text:p text:style-name="P1">And how are we supposed to find them, you placed us in the middle of Italy</text:p>
      <text:p text:style-name="P1"/>
      <text:p text:style-name="P1">Nate</text:p>
      <text:p text:style-name="P1">According to the records, Cesare controlled large portions of land in the Romagna, </text:p>
      <text:p text:style-name="P1">and he would frequently inspect his holdings accompanied by his most trusted advisors and in 1499 he invaded the city of Forli. </text:p>
      <text:p text:style-name="P1"/>
      <text:p text:style-name="P2">Sarah draws a knife and sheaths the weapon.</text:p>
      <text:p text:style-name="P2"/>
      <text:p text:style-name="P1">Sarah</text:p>
      <text:p text:style-name="P1">So, expect the Prince to have some company. <text:s/></text:p>
      <text:p text:style-name="P1"/>
      <text:p text:style-name="P2">Ext. Italian countryside</text:p>
      <text:p text:style-name="P2"/>
      <text:p text:style-name="P2">The legends are all dressed in renesance clothing, Rory continues to mess with his shirt as he is walking through the fields. <text:s/>Soon the Legend hear the sound of hooves rumbling towards them, the soldiers bearing the flag of Sforza. <text:s/>A Knight leads the soldiers on horseback and they halt the army as they near the legends. <text:s/>The Knight orders the soldiers to surround the legends, all pointing their weapons at legends,</text:p>
      <text:p text:style-name="P2"/>
      <text:p text:style-name="P1">Knight</text:p>
      <text:p text:style-name="P1">Halt, what brings you travelers to my Territory?</text:p>
      <text:p text:style-name="P1"/>
      <text:p text:style-name="P1">Nate</text:p>
      <text:p text:style-name="P1">Hello, good knight, we are but humble travelers seeking a place to rest. </text:p>
      <text:p text:style-name="P1"/>
      <text:p text:style-name="P1">Knight</text:p>
      <text:p text:style-name="P1">there are only two types of people who enter these lands, those loyal to house Sforza, and Borgia spies.</text:p>
      <text:p text:style-name="P1"/>
      <text:p text:style-name="P1">Nate</text:p>
      <text:p text:style-name="P1">I assure you....</text:p>
      <text:p text:style-name="P1"/>
      <text:p text:style-name="P2">KNIGHT draws a sword and points it at NATE</text:p>
      <text:p text:style-name="P2"/>
      <text:p text:style-name="P1">Knight</text:p>
      <text:p text:style-name="P1">Silence!, you leads this band of miscreants. <text:s/></text:p>
      <text:p text:style-name="P1"/>
      <text:p text:style-name="P1">Sarah</text:p>
      <text:p text:style-name="P1">(steps forward)</text:p>
      <text:p text:style-name="P1">Unfortunatly that would be me....</text:p>
      <text:p text:style-name="P1"/>
      <text:p text:style-name="P2">The KNIGHT stares SARAH down and then removes their helmet to show that they are in fact a Woman. <text:s/></text:p>
      <text:p text:style-name="P2"/>
      <text:p text:style-name="P1">Woman</text:p>
      <text:p text:style-name="P1">Your band chose wisely then.</text:p>
      <text:p text:style-name="P1"/>
      <text:p text:style-name="P1">Sarah</text:p>
      <text:p text:style-name="P1"><text:soft-page-break/>You lead these men?</text:p>
      <text:p text:style-name="P1">Woman</text:p>
      <text:p text:style-name="P1">I am their commander, and you, what name do you go by?</text:p>
      <text:p text:style-name="P1"/>
      <text:p text:style-name="P1">Sarah</text:p>
      <text:p text:style-name="P1">Captain Sarah Lance</text:p>
      <text:p text:style-name="P1"/>
      <text:p text:style-name="P1">Woman</text:p>
      <text:p text:style-name="P1">I am Caterina Sforza, Lady of Forli. <text:s/></text:p>
      <text:p text:style-name="P1"/>
      <text:p text:style-name="P1"/>
      <text:p text:style-name="P2">Ext. Forli courtyard</text:p>
      <text:p text:style-name="P2"/>
      <text:p text:style-name="P2">Caterina Sforza leads her army and the legends into the gates of Forli, they see hundreds of soldiers setting up their defense as the citizens of the city are rushing into their homes for safety. <text:s/></text:p>
      <text:p text:style-name="P2"/>
      <text:p text:style-name="P1">Amaya</text:p>
      <text:p text:style-name="P1">The people, they're frightened.</text:p>
      <text:p text:style-name="P1"/>
      <text:p text:style-name="P1">Caterina <text:line-break/>We have been marked by the Bull, the Borgias lead their armies to my city, </text:p>
      <text:p text:style-name="P1">we have only days to prepare. <text:s/></text:p>
      <text:p text:style-name="P1"/>
      <text:p text:style-name="P1">Ray</text:p>
      <text:p text:style-name="P1">Were here to help you with that little problem.</text:p>
      <text:p text:style-name="P1"/>
      <text:p text:style-name="P1">Caterina</text:p>
      <text:p text:style-name="P1">I beg your pardon?</text:p>
      <text:p text:style-name="P1"/>
      <text:p text:style-name="P1">Sarah</text:p>
      <text:p text:style-name="P1">What he means is that were here to stop them.</text:p>
      <text:p text:style-name="P1"/>
      <text:p text:style-name="P1">Caterina</text:p>
      <text:p text:style-name="P1">With respect Captain Lance, you have not seen the threats we face. </text:p>
      <text:p text:style-name="P1">The Borgias levy taxes upon my people that they cannot afford, </text:p>
      <text:p text:style-name="P1">in response the devil sends his spawn to cleanse my city, taking it from himself.</text:p>
      <text:p text:style-name="P1"/>
      <text:p text:style-name="P1">Amaya</text:p>
      <text:p text:style-name="P1">We will not let that happen Lady Sforza.</text:p>
      <text:p text:style-name="P1"/>
      <text:p text:style-name="P1">Caterina</text:p>
      <text:p text:style-name="P1">Even if you could, my city's fate is left to god, </text:p>
      <text:p text:style-name="P1">he shall deliver us from the evil of the Borgias.</text:p>
      <text:p text:style-name="P1"/>
      <text:p text:style-name="P1">Sarah</text:p>
      <text:p text:style-name="P1">Until then, Zari, Amaya make sure the people are brought to safety. <text:s/></text:p>
      <text:p text:style-name="P1">Ray, you and Stien help the engineers. <text:s/>Jax, Nate and Rory.</text:p>
      <text:p text:style-name="P1"/>
      <text:p text:style-name="P1"/>
      <text:p text:style-name="P1"><text:soft-page-break/>Rory</text:p>
      <text:p text:style-name="P1">Yeah.</text:p>
      <text:p text:style-name="P1"/>
      <text:p text:style-name="P1">Sarah</text:p>
      <text:p text:style-name="P1">You three with me, let's check out the walls. <text:s/></text:p>
      <text:p text:style-name="P1"/>
      <text:p text:style-name="P2">Ext. Forli streets</text:p>
      <text:p text:style-name="P2"/>
      <text:p text:style-name="P2">Amaya and Zari assist the women and children attempting to escape the city, most of them are frightened, looking around as if an attack is imminent.</text:p>
      <text:p text:style-name="P2"/>
      <text:p text:style-name="P1">Zari</text:p>
      <text:p text:style-name="P1">Their faces, it reminds me of when A.R.G.U.S. ran their meta-patrols.</text:p>
      <text:p text:style-name="P1">My brother and would always hide in the cellar.</text:p>
      <text:p text:style-name="P1"/>
      <text:p text:style-name="P1">Amaya</text:p>
      <text:p text:style-name="P1">These people have no place to hide, the leave their homes, </text:p>
      <text:p text:style-name="P1">leaving behind everything in hopes of survival.</text:p>
      <text:p text:style-name="P1"/>
      <text:p text:style-name="P1">Zari</text:p>
      <text:p text:style-name="P1">I guess thoughout history, nothing changes.</text:p>
      <text:p text:style-name="P1"/>
      <text:p text:style-name="P2"/>
      <text:p text:style-name="P2">Int. Engineer's Quarters</text:p>
      <text:p text:style-name="P2"/>
      <text:p text:style-name="P2">Stien is drawing his formulas on a large sheet of paper as the head Engineer and Ray look on.</text:p>
      <text:p text:style-name="P2"/>
      <text:p text:style-name="P1">Stien</text:p>
      <text:p text:style-name="P1">With this adjustment, your cannons should fire at an incresed range.</text:p>
      <text:p text:style-name="P1"/>
      <text:p text:style-name="P1">Engineer</text:p>
      <text:p text:style-name="P1">the people of Forli thank you for your assistance.</text:p>
      <text:p text:style-name="P1"/>
      <text:p text:style-name="P1">Stien</text:p>
      <text:p text:style-name="P1">I must ask, have you had the pleasure of meeting Leonardo DaVinci?</text:p>
      <text:p text:style-name="P1"/>
      <text:p text:style-name="P2">ENGINEER spits on the gound</text:p>
      <text:p text:style-name="P2"/>
      <text:p text:style-name="P1">Engineer</text:p>
      <text:p text:style-name="P1">The Florintine fool, the man uses his knowledge to assist the Borgia.</text:p>
      <text:p text:style-name="P1"/>
      <text:p text:style-name="P1">Stien</text:p>
      <text:p text:style-name="P1">Why would such a brilliant mind help those who do evil?</text:p>
      <text:p text:style-name="P1"/>
      <text:p text:style-name="P1">Engineer</text:p>
      <text:p text:style-name="P1">A man's affiliation with good and evil is all based on wealth.</text:p>
      <text:p text:style-name="P1"/>
      <text:p text:style-name="P1">Ray</text:p>
      <text:p text:style-name="P1">DaVinci is more like Rory.</text:p>
      <text:p text:style-name="P1"><text:soft-page-break/>Stein</text:p>
      <text:p text:style-name="P1">Let us hope that is not the case Dr. Palmer. <text:s/></text:p>
      <text:p text:style-name="P1"/>
      <text:p text:style-name="P1">Engineer</text:p>
      <text:p text:style-name="P1">Enough talk of traitors, let me see these cannons in action.</text:p>
      <text:p text:style-name="P1"/>
      <text:p text:style-name="P2">Ext. Forli Walls</text:p>
      <text:p text:style-name="P1"/>
      <text:p text:style-name="P2">Sarah and Jax are looking over the walls, out onto the plains of the Italian countryside. <text:s/>Nate is looking around marveling at the surrounding architechture, while Rory is sitting on a box sleeping with Nate's cardinals hat over his eyes. <text:s/></text:p>
      <text:p text:style-name="P2"/>
      <text:p text:style-name="P1">Nate</text:p>
      <text:p text:style-name="P1">This is amazing, </text:p>
      <text:p text:style-name="P1">these walls were constructed by the Romans during the middle emprie, </text:p>
      <text:p text:style-name="P1">the name Forli, comes from the Forum of Livy which was here in this city for years.</text:p>
      <text:p text:style-name="P1"/>
      <text:p text:style-name="P1">Rory</text:p>
      <text:p text:style-name="P1">Shut up, i'm trying to sleep.</text:p>
      <text:p text:style-name="P1"/>
      <text:p text:style-name="P1">Nate</text:p>
      <text:p text:style-name="P1">Seriously Rory, this city is over 1000 Years old, </text:p>
      <text:p text:style-name="P1">and Italy is the home of the finest wines.</text:p>
      <text:p text:style-name="P1"/>
      <text:p text:style-name="P1">Rory</text:p>
      <text:p text:style-name="P1">Booze, I'm in. <text:s/></text:p>
      <text:p text:style-name="P1"/>
      <text:p text:style-name="P2">Nate and Rory leave the Ramparts leaving Jax and Sarah over looking the plains of Forli</text:p>
      <text:p text:style-name="P2"/>
      <text:p text:style-name="P1">Jax</text:p>
      <text:p text:style-name="P1">It's quiet.</text:p>
      <text:p text:style-name="P1"/>
      <text:p text:style-name="P1">Sarah</text:p>
      <text:p text:style-name="P1">Yeah, almost too quiet.</text:p>
      <text:p text:style-name="P1"/>
      <text:p text:style-name="P2">The two hear the sound of a cannon firing in the distance, they look over to see Stien firing a cannon with the head engineer. <text:s/>Boith enjoying themselves.</text:p>
      <text:p text:style-name="P2"/>
      <text:p text:style-name="P1">Jax</text:p>
      <text:p text:style-name="P1">Gray's making new friends.</text:p>
      <text:p text:style-name="P1"/>
      <text:p text:style-name="P2">SARAH hears another cannon shot, this time she sees a flash from the distance. <text:s/></text:p>
      <text:p text:style-name="P2"/>
      <text:p text:style-name="P1">Sarah</text:p>
      <text:p text:style-name="P1">Get Down!</text:p>
      <text:p text:style-name="P1"/>
      <text:p text:style-name="P2">A Large cannon ball, the size of a boulder hits the gates of Forli shattering the gates killing a few soldiers. <text:s/>Caterina Sforza, Sarah, Jax, Stein, and Ray then hurry to the gates to see an army of soldiers clad in red and black carrying the standard of the Bull being led by a Mark V British tank. <text:s/>A MAN in <text:soft-page-break/>the back waves his hand and then another cannon ball is fired from the tank to destroy more of the walls this time killing civilians as well as soldiers.</text:p>
      <text:p text:style-name="P2"/>
      <text:p text:style-name="P1">Man</text:p>
      <text:p text:style-name="P1">Again!</text:p>
      <text:p text:style-name="P1"/>
      <text:p text:style-name="P2">A third cannon shot hits the ground right in front of the legends causing them to hit the ground. <text:s/>Amaya and Zari then run to help their comrades. <text:s/>Amaya activates her totem and she stops a flurry of arrows aiming for the legends. <text:s/>Soon the Borgia soldiers enter the city the MAN rides his horse to the front and removes his hood. <text:s/>He is dressed in a full elegant suit Spanish armor, the armor protecting his ankles to his neck. <text:s/>He is carrying a Spanish Rapier with a gold pommel. <text:s/></text:p>
      <text:p text:style-name="P2"/>
      <text:p text:style-name="P1">Man</text:p>
      <text:p text:style-name="P1">Caterina Sforza!, your reckoning is at hand.</text:p>
      <text:p text:style-name="P1"/>
      <text:p text:style-name="P2">Caterina stands up and draws her sword.</text:p>
      <text:p text:style-name="P2"/>
      <text:p text:style-name="P1">Caterina</text:p>
      <text:p text:style-name="P1">I will never surrender to you Cesare Borgia!</text:p>
      <text:p text:style-name="P1"/>
      <text:p text:style-name="P2">CESARE jumps off his horse and approaches Caterina.</text:p>
      <text:p text:style-name="P2"/>
      <text:p text:style-name="P1">Cesare</text:p>
      <text:p text:style-name="P1">You city is in ruins, you men do not stand a chance against my might.</text:p>
      <text:p text:style-name="P1"/>
      <text:p text:style-name="P1">Caterina</text:p>
      <text:p text:style-name="P1">Do your worse Catalan!</text:p>
      <text:p text:style-name="P1"/>
      <text:p text:style-name="P1">Cesare</text:p>
      <text:p text:style-name="P1">Oh, I have my sweet.</text:p>
      <text:p text:style-name="P1"/>
      <text:p text:style-name="P2">Cesare snaps his fingers and a Borgia soldier brings over a BOY held prisoner. <text:s/></text:p>
      <text:p text:style-name="P2"/>
      <text:p text:style-name="P1">Caterina</text:p>
      <text:p text:style-name="P1">My son!....Let him go!</text:p>
      <text:p text:style-name="P1"/>
      <text:p text:style-name="P1">Cesare</text:p>
      <text:p text:style-name="P1">Then give up your castle Sforza!</text:p>
      <text:p text:style-name="P1"/>
      <text:p text:style-name="P2">Caterina weighs the decision, then Rory comes from out of the barracks with a bottle of alchohol.</text:p>
      <text:p text:style-name="P1"><text:line-break/>Rory</text:p>
      <text:p text:style-name="P1">Hey Princey!</text:p>
      <text:p text:style-name="P1"/>
      <text:p text:style-name="P2">Cesare looks up at Rory.</text:p>
      <text:p text:style-name="P2"/>
      <text:p text:style-name="P1">Rory</text:p>
      <text:p text:style-name="P1">Catch!</text:p>
      <text:p text:style-name="P1"/>
      <text:p text:style-name="P2"><text:soft-page-break/>Rory lights the bottle on fire and throws it in the direction of Cesare and his soldiers. <text:s/>Cesare shields himself from the flames but some of his men get burned alive.</text:p>
      <text:p text:style-name="P2"/>
      <text:p text:style-name="P1">Cesare</text:p>
      <text:p text:style-name="P1">Guards! Kill them!</text:p>
      <text:p text:style-name="P1"/>
      <text:p text:style-name="P2">The legends then proceed to rise up and fight Cesare's army, Sarah draws her batons and begins to fight one of CESARE's personal guards. <text:s/>The rest of the legends put their powers on display defeating the Borgia invaders, but soon another explosion hits Forli knocking all the legends to the ground. <text:s/>The guards then grab RAY and drag him in retreat. <text:s/>CESARE jumps back on his horse and gives a smile to Sarah and then waves to her. <text:s/>He rides off with his army and Ray as a prisoner.</text:p>
      <text:p text:style-name="P2"/>
      <text:p text:style-name="P1">Nate</text:p>
      <text:p text:style-name="P1">(getting up)</text:p>
      <text:p text:style-name="P1">Where's Ray</text:p>
      <text:p text:style-name="P1"/>
      <text:p text:style-name="P1">Sarah</text:p>
      <text:p text:style-name="P1">He's been taken. <text:s/></text:p>
      <text:p text:style-name="P1"/>
      <text:p text:style-name="P2">Int. Waverider</text:p>
      <text:p text:style-name="P2"/>
      <text:p text:style-name="P2">The legends all walk in dirty and tired from the battle of Forli.</text:p>
      <text:p text:style-name="P2"/>
      <text:p text:style-name="P1">Jax</text:p>
      <text:p text:style-name="P1">What's the point, why take Ray.</text:p>
      <text:p text:style-name="P1"/>
      <text:p text:style-name="P1">Rory</text:p>
      <text:p text:style-name="P1">To leverage us to giving something up, it's stealing 101.</text:p>
      <text:p text:style-name="P1"/>
      <text:p text:style-name="P1">Sarah </text:p>
      <text:p text:style-name="P1">and we have to find where they took Ray before this Anachronism gets worse.</text:p>
      <text:p text:style-name="P1"/>
      <text:p text:style-name="P1">Gideon</text:p>
      <text:p text:style-name="P1">I afraid it's too late for that Ms. Lance, as the level 7 has now increased to a level 1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3:49:06</meta:creation-date>
    <dc:date>2017-11-24T00:09:08</dc:date>
    <meta:editing-duration>P1DT33M39S</meta:editing-duration>
    <meta:editing-cycles>15</meta:editing-cycles>
    <meta:generator>OpenOffice.org/3.4.1$Unix OpenOffice.org_project/341m1$Build-9593</meta:generator>
    <meta:document-statistic meta:table-count="0" meta:image-count="0" meta:object-count="0" meta:page-count="11" meta:paragraph-count="286" meta:word-count="2066" meta:character-count="11222"/>
  </office:meta>
</office:document-meta>
</file>